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d5abe" style:font-name="Arial" style:font-size-asian="14pt" style:font-size-complex="14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f4e33" style:font-weight-asian="normal" style:font-weight-complex="normal"/>
    </style:style>
    <style:style style:family="text" style:name="T8">
      <style:text-properties fo:font-style="italic" style:font-style-asian="italic" style:font-style-complex="italic" style:font-weight-asian="normal" style:font-weight-complex="normal"/>
    </style:style>
    <style:style style:family="text" style:name="T9">
      <style:text-properties fo:font-style="normal" style:font-style-asian="normal" style:font-style-complex="normal" style:font-weight-asian="normal" style:font-weight-complex="normal"/>
    </style:style>
    <style:style style:family="text" style:name="T10">
      <style:text-properties officeooo:rsid="0005ad24"/>
    </style:style>
    <style:style style:family="text" style:name="T11">
      <style:text-properties fo:font-weight="normal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2">do text</text:span></text:p><text:p text:style-name="P10"><text:span text:style-name="T1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 RÉALISATION</text:p>
      <text:p text:style-name="P9">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6">do text if len(</text:span><text:span text:style-name="T15">urbanEventObj.getClaimants()</text:span><text:span text:style-name="T16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4">do text if not len(</text:span><text:span text:style-name="T15">urbanEventObj.getClaimants()</text:span><text:span text:style-name="T14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7">d'environnement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8"><text:s/></text:span><text:span text:style-name="T9">sur la</text:span><text:span text:style-name="T8"> </text:span>parcelle de terrain où les travaux sont à exécuter ou les actes à accomplir <text:span text:style-name="T10">soit à 4 endroits proches du lieu d’exploitation le long d’une voirie carrossable et</text:span> <text:span text:style-name="T10">aux valves de la Commune de </text:span><text:span text:style-name="T10"><text:text-input text:description="">tool.getCityName()</text:text-input></text:span><text:span text:style-name="T10">.</text:span></text:p>
      <text:p text:style-name="P4"/>
      <text:p text:style-name="P6"><text:span text:style-name="T11">Fait à </text:span><text:span text:style-name="T11"><text:text-input text:description="">tool.getCityName()</text:text-input></text:span><text:span text:style-name="T11"><text:s/>le </text:span><text:span text:style-name="T11"><text:date style:data-style-name="N76" text:date-value="2020-12-02T10:12:10.460716621">2 décembre 2020</text:date></text:span></text:p>
      <text:p text:style-name="P7"/>
      <text:p text:style-name="P8"><office:annotation><dc:creator>bleybaert</dc:creator><dc:date>2018-07-18T13:20:16</dc:date><loext:sender-initials>ble</loext:sender-initials><text:p text:style-name="P11"><text:span text:style-name="T13">do text</text:span></text:p><text:p text:style-name="P11"><text:span text:style-name="T1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d5abe" style:font-name="Arial" style:font-size-asian="14pt" style:font-size-complex="14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f4e33" style:font-weight-asian="normal" style:font-weight-complex="normal"/>
    </style:style>
    <style:style style:family="text" style:name="T8">
      <style:text-properties fo:font-style="italic" style:font-style-asian="italic" style:font-style-complex="italic" style:font-weight-asian="normal" style:font-weight-complex="normal"/>
    </style:style>
    <style:style style:family="text" style:name="T9">
      <style:text-properties fo:font-style="normal" style:font-style-asian="normal" style:font-style-complex="normal" style:font-weight-asian="normal" style:font-weight-complex="normal"/>
    </style:style>
    <style:style style:family="text" style:name="T10">
      <style:text-properties officeooo:rsid="0005ad24"/>
    </style:style>
    <style:style style:family="text" style:name="T11">
      <style:text-properties fo:font-weight="normal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2">do text</text:span></text:p><text:p text:style-name="P10"><text:span text:style-name="T1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 RÉALISATION</text:p>
      <text:p text:style-name="P9">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6">do text if len(</text:span><text:span text:style-name="T15">urbanEventObj.getClaimants()</text:span><text:span text:style-name="T16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4">do text if not len(</text:span><text:span text:style-name="T15">urbanEventObj.getClaimants()</text:span><text:span text:style-name="T14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7">d'environnement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8"><text:s/></text:span><text:span text:style-name="T9">sur la</text:span><text:span text:style-name="T8"> </text:span>parcelle de terrain où les travaux sont à exécuter ou les actes à accomplir <text:span text:style-name="T10">soit à 4 endroits proches du lieu d’exploitation le long d’une voirie carrossable et</text:span> <text:span text:style-name="T10">aux valves de la Commune de </text:span><text:span text:style-name="T10"><text:text-input text:description="">tool.getCityName()</text:text-input></text:span><text:span text:style-name="T10">.</text:span></text:p>
      <text:p text:style-name="P4"/>
      <text:p text:style-name="P6"><text:span text:style-name="T11">Fait à </text:span><text:span text:style-name="T11"><text:text-input text:description="">tool.getCityName()</text:text-input></text:span><text:span text:style-name="T11"><text:s/>le </text:span><text:span text:style-name="T11"><text:date style:data-style-name="N76" text:date-value="2020-12-02T10:12:10.460716621">2 décembre 2020</text:date></text:span></text:p>
      <text:p text:style-name="P7"/>
      <text:p text:style-name="P8"><office:annotation><dc:creator>bleybaert</dc:creator><dc:date>2018-07-18T13:20:16</dc:date><loext:sender-initials>ble</loext:sender-initials><text:p text:style-name="P11"><text:span text:style-name="T13">do text</text:span></text:p><text:p text:style-name="P11"><text:span text:style-name="T1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d5abe" style:font-name="Arial" style:font-size-asian="14pt" style:font-size-complex="14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f4e33" style:font-weight-asian="normal" style:font-weight-complex="normal"/>
    </style:style>
    <style:style style:family="text" style:name="T8">
      <style:text-properties fo:font-style="italic" style:font-style-asian="italic" style:font-style-complex="italic" style:font-weight-asian="normal" style:font-weight-complex="normal"/>
    </style:style>
    <style:style style:family="text" style:name="T9">
      <style:text-properties fo:font-style="normal" style:font-style-asian="normal" style:font-style-complex="normal" style:font-weight-asian="normal" style:font-weight-complex="normal"/>
    </style:style>
    <style:style style:family="text" style:name="T10">
      <style:text-properties officeooo:rsid="0005ad24"/>
    </style:style>
    <style:style style:family="text" style:name="T11">
      <style:text-properties fo:font-weight="normal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2">do text</text:span></text:p><text:p text:style-name="P10"><text:span text:style-name="T1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 RÉALISATION</text:p>
      <text:p text:style-name="P9">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6">do text if len(</text:span><text:span text:style-name="T15">urbanEventObj.getClaimants()</text:span><text:span text:style-name="T16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4">do text if not len(</text:span><text:span text:style-name="T15">urbanEventObj.getClaimants()</text:span><text:span text:style-name="T14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7">d'environnement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8"><text:s/></text:span><text:span text:style-name="T9">sur la</text:span><text:span text:style-name="T8"> </text:span>parcelle de terrain où les travaux sont à exécuter ou les actes à accomplir <text:span text:style-name="T10">soit à 4 endroits proches du lieu d’exploitation le long d’une voirie carrossable et</text:span> <text:span text:style-name="T10">aux valves de la Commune de </text:span><text:span text:style-name="T10"><text:text-input text:description="">tool.getCityName()</text:text-input></text:span><text:span text:style-name="T10">.</text:span></text:p>
      <text:p text:style-name="P4"/>
      <text:p text:style-name="P6"><text:span text:style-name="T11">Fait à </text:span><text:span text:style-name="T11"><text:text-input text:description="">tool.getCityName()</text:text-input></text:span><text:span text:style-name="T11"><text:s/>le </text:span><text:span text:style-name="T11"><text:date style:data-style-name="N76" text:date-value="2020-12-02T10:12:10.460716621">2 décembre 2020</text:date></text:span></text:p>
      <text:p text:style-name="P7"/>
      <text:p text:style-name="P8"><office:annotation><dc:creator>bleybaert</dc:creator><dc:date>2018-07-18T13:20:16</dc:date><loext:sender-initials>ble</loext:sender-initials><text:p text:style-name="P11"><text:span text:style-name="T13">do text</text:span></text:p><text:p text:style-name="P11"><text:span text:style-name="T1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d5abe" style:font-name="Arial" style:font-size-asian="14pt" style:font-size-complex="14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f4e33" style:font-weight-asian="normal" style:font-weight-complex="normal"/>
    </style:style>
    <style:style style:family="text" style:name="T8">
      <style:text-properties fo:font-style="italic" style:font-style-asian="italic" style:font-style-complex="italic" style:font-weight-asian="normal" style:font-weight-complex="normal"/>
    </style:style>
    <style:style style:family="text" style:name="T9">
      <style:text-properties fo:font-style="normal" style:font-style-asian="normal" style:font-style-complex="normal" style:font-weight-asian="normal" style:font-weight-complex="normal"/>
    </style:style>
    <style:style style:family="text" style:name="T10">
      <style:text-properties officeooo:rsid="0005ad24"/>
    </style:style>
    <style:style style:family="text" style:name="T11">
      <style:text-properties fo:font-weight="normal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2">do text</text:span></text:p><text:p text:style-name="P10"><text:span text:style-name="T1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 RÉALISATION</text:p>
      <text:p text:style-name="P9">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6">do text if len(</text:span><text:span text:style-name="T15">urbanEventObj.getClaimants()</text:span><text:span text:style-name="T16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4">do text if not len(</text:span><text:span text:style-name="T15">urbanEventObj.getClaimants()</text:span><text:span text:style-name="T14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7">d'environnement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8"><text:s/></text:span><text:span text:style-name="T9">sur la</text:span><text:span text:style-name="T8"> </text:span>parcelle de terrain où les travaux sont à exécuter ou les actes à accomplir <text:span text:style-name="T10">soit à 4 endroits proches du lieu d’exploitation le long d’une voirie carrossable et</text:span> <text:span text:style-name="T10">aux valves de la Commune de </text:span><text:span text:style-name="T10"><text:text-input text:description="">tool.getCityName()</text:text-input></text:span><text:span text:style-name="T10">.</text:span></text:p>
      <text:p text:style-name="P4"/>
      <text:p text:style-name="P6"><text:span text:style-name="T11">Fait à </text:span><text:span text:style-name="T11"><text:text-input text:description="">tool.getCityName()</text:text-input></text:span><text:span text:style-name="T11"><text:s/>le </text:span><text:span text:style-name="T11"><text:date style:data-style-name="N76" text:date-value="2020-12-02T10:12:10.460716621">2 décembre 2020</text:date></text:span></text:p>
      <text:p text:style-name="P7"/>
      <text:p text:style-name="P8"><office:annotation><dc:creator>bleybaert</dc:creator><dc:date>2018-07-18T13:20:16</dc:date><loext:sender-initials>ble</loext:sender-initials><text:p text:style-name="P11"><text:span text:style-name="T13">do text</text:span></text:p><text:p text:style-name="P11"><text:span text:style-name="T13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0-12-02T10:12:10.393488026</dc:date>
    <meta:editing-duration>PT7M18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3" meta:character-count="930" meta:non-whitespace-character-count="828"/>
  </office:meta>
</office:document-meta>
</file>